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color="#808080" officeooo:rsid="0009cc34" officeooo:paragraph-rsid="0009cc34"/>
    </style:style>
    <style:style style:name="P2" style:family="paragraph" style:parent-style-name="Footer">
      <style:text-properties officeooo:rsid="000ae7cf" officeooo:paragraph-rsid="000ae7cf"/>
    </style:style>
    <style:style style:name="P3" style:family="paragraph" style:parent-style-name="Footer">
      <style:text-properties fo:color="#808080" officeooo:rsid="000ae7cf" officeooo:paragraph-rsid="000ae7cf"/>
    </style:style>
    <style:style style:name="P4" style:family="paragraph" style:parent-style-name="Standard">
      <style:text-properties officeooo:rsid="00099dec" officeooo:paragraph-rsid="00099dec"/>
    </style:style>
    <style:style style:name="P5" style:family="paragraph" style:parent-style-name="Standard">
      <style:text-properties officeooo:rsid="00099dec" officeooo:paragraph-rsid="0009cc34"/>
    </style:style>
    <style:style style:name="P6" style:family="paragraph" style:parent-style-name="Standard">
      <style:text-properties officeooo:rsid="00099dec" officeooo:paragraph-rsid="000ae7cf"/>
    </style:style>
    <style:style style:name="P7" style:family="paragraph" style:parent-style-name="Standard">
      <style:text-properties officeooo:rsid="0009cc34" officeooo:paragraph-rsid="0009cc34"/>
    </style:style>
    <style:style style:name="P8" style:family="paragraph" style:parent-style-name="Standard">
      <style:paragraph-properties fo:text-align="center" style:justify-single-word="false"/>
      <style:text-properties style:font-name="Century Schoolbook L" fo:font-size="19pt" fo:font-weight="bold" officeooo:rsid="00099dec" officeooo:paragraph-rsid="00099dec" style:font-size-asian="19pt" style:font-weight-asian="bold" style:font-size-complex="19pt" style:font-weight-complex="bold"/>
    </style:style>
    <style:style style:name="P9" style:family="paragraph" style:parent-style-name="Standard">
      <style:text-properties fo:font-weight="bold" officeooo:rsid="00099dec" officeooo:paragraph-rsid="00099dec" style:font-weight-asian="bold" style:font-weight-complex="bold"/>
    </style:style>
    <style:style style:name="P10" style:family="paragraph" style:parent-style-name="Standard">
      <style:text-properties officeooo:rsid="000ae7cf" officeooo:paragraph-rsid="000ae7cf"/>
    </style:style>
    <style:style style:name="P11" style:family="paragraph" style:parent-style-name="Standard">
      <style:text-properties fo:color="#808080" officeooo:rsid="00099dec" officeooo:paragraph-rsid="000ae7cf"/>
    </style:style>
    <style:style style:name="P12" style:family="paragraph" style:parent-style-name="Standard">
      <style:paragraph-properties fo:background-color="#808080">
        <style:background-image/>
      </style:paragraph-properties>
      <style:text-properties officeooo:rsid="0009cc34" officeooo:paragraph-rsid="0009cc34" fo:background-color="#cccccc"/>
    </style:style>
    <style:style style:name="P13" style:family="paragraph" style:parent-style-name="Standard">
      <style:paragraph-properties fo:background-color="#808080">
        <style:background-image/>
      </style:paragraph-properties>
      <style:text-properties officeooo:rsid="0009cc34" officeooo:paragraph-rsid="0009cc34" fo:background-color="#66ff00"/>
    </style:style>
    <style:style style:name="P14" style:family="paragraph" style:parent-style-name="Standard" style:list-style-name="L1">
      <style:text-properties officeooo:paragraph-rsid="00099dec"/>
    </style:style>
    <style:style style:name="P15" style:family="paragraph" style:parent-style-name="Standard" style:list-style-name="L1">
      <style:text-properties officeooo:rsid="00099dec" officeooo:paragraph-rsid="00099dec"/>
    </style:style>
    <style:style style:name="P16" style:family="paragraph" style:parent-style-name="Standard" style:list-style-name="L2">
      <style:text-properties officeooo:rsid="00099dec" officeooo:paragraph-rsid="00099dec"/>
    </style:style>
    <style:style style:name="P17" style:family="paragraph" style:parent-style-name="Standard" style:list-style-name="L2">
      <style:text-properties officeooo:paragraph-rsid="00099dec"/>
    </style:style>
    <style:style style:name="P18" style:family="paragraph" style:parent-style-name="Standard" style:list-style-name="L3">
      <style:text-properties officeooo:paragraph-rsid="0009cc34"/>
    </style:style>
    <style:style style:name="P19" style:family="paragraph" style:parent-style-name="Standard" style:list-style-name="L3">
      <style:text-properties officeooo:rsid="0009cc34" officeooo:paragraph-rsid="0009cc34"/>
    </style:style>
    <style:style style:name="P20" style:family="paragraph" style:parent-style-name="Standard" style:list-style-name="L3">
      <style:text-properties fo:color="#808080" officeooo:rsid="0009cc34" officeooo:paragraph-rsid="0009cc34"/>
    </style:style>
    <style:style style:name="P21" style:family="paragraph" style:parent-style-name="Standard" style:list-style-name="L3">
      <style:text-properties officeooo:rsid="000ae7cf" officeooo:paragraph-rsid="000ae7cf"/>
    </style:style>
    <style:style style:name="T1" style:family="text">
      <style:text-properties officeooo:rsid="00099dec"/>
    </style:style>
    <style:style style:name="T2" style:family="text">
      <style:text-properties officeooo:rsid="0009cc34"/>
    </style:style>
    <style:style style:name="T3" style:family="text">
      <style:text-properties fo:background-color="#66ff00" loext:char-shading-value="0"/>
    </style:style>
    <style:style style:name="T4" style:family="text">
      <style:text-properties officeooo:rsid="000ae7cf" fo:background-color="#66ff00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9cc34" style:font-weight-asian="bold" style:font-weight-complex="bold"/>
    </style:style>
    <style:style style:name="T7" style:family="text">
      <style:text-properties fo:font-weight="bold" officeooo:rsid="000b7335" style:font-weight-asian="bold" style:font-weight-complex="bold"/>
    </style:style>
    <style:style style:name="T8" style:family="text">
      <style:text-properties officeooo:rsid="000ae7cf"/>
    </style:style>
    <style:style style:name="T9" style:family="text">
      <style:text-properties fo:color="#808080"/>
    </style:style>
    <style:style style:name="T10" style:family="text">
      <style:text-properties fo:color="#808080" officeooo:rsid="00099dec"/>
    </style:style>
    <style:style style:name="T11" style:family="text">
      <style:text-properties fo:color="#808080" officeooo:rsid="0009cc34"/>
    </style:style>
    <style:style style:name="T12" style:family="text">
      <style:text-properties fo:font-variant="normal" fo:text-transform="none" fo:color="#808080" style:font-name="Consolas" fo:font-size="8.64999961853027pt" fo:letter-spacing="normal" fo:font-style="normal" fo:font-weight="normal" fo:background-color="#eeeeee" loext:char-shading-value="0" fo:padding="0cm" fo:border="none"/>
    </style:style>
    <style:style style:name="T13" style:family="text">
      <style:text-properties fo:font-variant="normal" fo:text-transform="none" fo:color="#808080" style:font-name="Consolas" fo:font-size="8.64999961853027pt" fo:letter-spacing="normal" fo:font-style="normal" fo:font-weight="normal" officeooo:rsid="000ae7cf" fo:background-color="#eeeeee" loext:char-shading-value="0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nfiguring the Wi-Fi Module <text:span text:style-name="T2">(ESP8266 Thing)</text:span></text:p>
      <text:p text:style-name="P4"/>
      <text:p text:style-name="P4"><text:span text:style-name="T5">Aim :</text:span> Configure the <text:span text:style-name="T8">W</text:span>i<text:span text:style-name="T8">F</text:span>i module to connect to a local <text:span text:style-name="T8">network</text:span> and act as a web server to respond to requests from <text:span text:style-name="T2">devices in the same network. </text:span></text:p>
      <text:p text:style-name="P10">A request is a ping from a device to the WiFi module.</text:p>
      <text:p text:style-name="P10">A response is the pin values of the WiFi module.</text:p>
      <text:p text:style-name="P4"/>
      <text:p text:style-name="P4"><text:span text:style-name="T5">Requirements: </text:span><text:s text:c="2"/></text:p>
      <text:list xml:id="list1488996133367256952" text:style-name="L1">
        <text:list-header>
          <text:p text:style-name="P14"/>
        </text:list-header>
        <text:list-item>
          <text:p text:style-name="P15">SparkFun ESP8266 Thing</text:p>
        </text:list-item>
        <text:list-item>
          <text:p text:style-name="P15">SparkFun FTDI Basic</text:p>
        </text:list-item>
        <text:list-item>
          <text:p text:style-name="P15">Arduino IDE – 1.6.5 <text:s text:c="6"/>//<text:span text:style-name="T9">Configured to work with SparkFun Boards</text:span></text:p>
        </text:list-item>
      </text:list>
      <text:p text:style-name="P4"/>
      <text:p text:style-name="P9">Working:</text:p>
      <text:p text:style-name="P4"/>
      <text:p text:style-name="P9"><text:span text:style-name="T2">1. </text:span>Setting Up - </text:p>
      <text:p text:style-name="P4"/>
      <text:list xml:id="list803387895071651165" text:style-name="L2">
        <text:list-item>
          <text:p text:style-name="P17"><text:span text:style-name="T1">Start the Arduino IDE -1.6.5 as administrator. </text:span><text:span text:style-name="T10">//To allow access to the serial port tab</text:span></text:p>
        </text:list-item>
        <text:list-item>
          <text:p text:style-name="P16">Power up the SparkFun thing with either a USB cable or a battery.</text:p>
        </text:list-item>
        <text:list-item>
          <text:p text:style-name="P16">Connect the FTDI basic to the serial pins of the Thing and not<text:span text:style-name="T8">e</text:span> the port number of the basic.</text:p>
        </text:list-item>
        <text:list-item>
          <text:p text:style-name="P16">In the IDE, select the board as SparkFun ESP8266 Thing and the port number as the one noted in the above step.</text:p>
        </text:list-item>
        <text:list-item>
          <text:p text:style-name="P16">Copy the following code and paste it in the arduino sketch and hit upload.</text:p>
        </text:list-item>
      </text:list>
      <text:p text:style-name="P4"/>
      <text:p text:style-name="P9"><text:span text:style-name="T2">2. </text:span>Code Used -</text:p>
      <text:p text:style-name="P4"/>
      <text:p text:style-name="P6">The following code is used to configure the wifi module to act as a web server to respond to requests from <text:span text:style-name="T2">devices in the same network</text:span>. </text:p>
      <text:p text:style-name="P6"/>
      <text:p text:style-name="P11">// Note that the <text:span text:style-name="T2">devices </text:span>need to be connected to the same network as the wifi module</text:p>
      <text:p text:style-name="P4"/>
      <text:p text:style-name="P5">Edit the code according to <text:span text:style-name="T2">the </text:span>network <text:span text:style-name="T2">in use</text:span>. <text:span text:style-name="T6">Set WiFiSSID[] and WiFiPSK[] variables</text:span><text:span text:style-name="T2"> as the ssid and password of the network.</text:span></text:p>
      <text:p text:style-name="P4"/>
      <text:p text:style-name="P12">// Include the ESP8266 WiFi library. (Works a lot like the Arduino WiFi library.)</text:p>
      <text:p text:style-name="P12">#include &lt;ESP8266WiFi.h&gt;</text:p>
      <text:p text:style-name="P12"/>
      <text:p text:style-name="P12">// WiFi Definitions //</text:p>
      <text:p text:style-name="P12">const char WiFiSSID[] = " <text:s/>"; <text:s/><text:span text:style-name="T3">//</text:span><text:span text:style-name="T4">Set network specifications</text:span></text:p>
      <text:p text:style-name="P12">const char WiFiPSK[] = " <text:s/>";</text:p>
      <text:p text:style-name="P12"/>
      <text:p text:style-name="P12">// Pin Definitions //</text:p>
      <text:p text:style-name="P12"/>
      <text:p text:style-name="P12">const int LED_PIN = 5; // Thing's onboard, green LED</text:p>
      <text:p text:style-name="P12">const int ANALOG_PIN = A0; // The only analog pin on the Thing</text:p>
      <text:p text:style-name="P12"><text:soft-page-break/>const int DIGITAL_PIN = 12; // Digital pin to be read</text:p>
      <text:p text:style-name="P12"/>
      <text:p text:style-name="P13">//Define pins in the similar manner if more pins are to be used.</text:p>
      <text:p text:style-name="P12"/>
      <text:p text:style-name="P12">WiFiServer server(80);</text:p>
      <text:p text:style-name="P12"/>
      <text:p text:style-name="P12">void setup() </text:p>
      <text:p text:style-name="P12">{</text:p>
      <text:p text:style-name="P12"><text:s text:c="2"/>initHardware();</text:p>
      <text:p text:style-name="P12"><text:s text:c="2"/>connectWiFi();</text:p>
      <text:p text:style-name="P12"><text:s text:c="2"/>digitalWrite(LED_PIN, HIGH);</text:p>
      <text:p text:style-name="P12"><text:s text:c="2"/>server.begin();</text:p>
      <text:p text:style-name="P12">}</text:p>
      <text:p text:style-name="P12"/>
      <text:p text:style-name="P12">void loop() </text:p>
      <text:p text:style-name="P12">{</text:p>
      <text:p text:style-name="P12"><text:s text:c="2"/>// Check if a client has connected</text:p>
      <text:p text:style-name="P12"><text:s text:c="2"/>WiFiClient client = server.available();</text:p>
      <text:p text:style-name="P12"><text:s text:c="2"/>if (!client) {</text:p>
      <text:p text:style-name="P12"><text:s text:c="4"/>return;</text:p>
      <text:p text:style-name="P12"><text:s text:c="2"/>}</text:p>
      <text:p text:style-name="P12"/>
      <text:p text:style-name="P12"><text:s text:c="2"/>// Read the first line of the request</text:p>
      <text:p text:style-name="P12"><text:s text:c="2"/>String req = client.readStringUntil('\r');</text:p>
      <text:p text:style-name="P12"><text:s text:c="2"/>Serial.println(req);</text:p>
      <text:p text:style-name="P12"><text:s text:c="2"/>client.flush();</text:p>
      <text:p text:style-name="P12"/>
      <text:p text:style-name="P12"><text:s text:c="2"/>// Match the request</text:p>
      <text:p text:style-name="P12"><text:s text:c="2"/>int val = -1; // We'll use 'val' to keep track of both the</text:p>
      <text:p text:style-name="P12"><text:s text:c="16"/>// request type (read/set) and value if set.</text:p>
      <text:p text:style-name="P12"><text:s text:c="2"/>if (req.indexOf("/led/0") != -1)</text:p>
      <text:p text:style-name="P12"><text:s text:c="4"/>val = 0; // Will write LED low</text:p>
      <text:p text:style-name="P12"><text:s text:c="2"/>else if (req.indexOf("/led/1") != -1)</text:p>
      <text:p text:style-name="P12"><text:s text:c="4"/>val = 1; // Will write LED high</text:p>
      <text:p text:style-name="P12"><text:s text:c="2"/>else if (req.indexOf("/read") != -1)</text:p>
      <text:p text:style-name="P12"><text:s text:c="4"/>val = -2; // Will print pin reads</text:p>
      <text:p text:style-name="P12"><text:s text:c="2"/>// Otherwise request will be invalid. We'll say as much in HTML</text:p>
      <text:p text:style-name="P12"/>
      <text:p text:style-name="P12"><text:s text:c="2"/>// Set GPIO5 according to the request</text:p>
      <text:p text:style-name="P12"><text:s text:c="2"/>if (val &gt;= 0)</text:p>
      <text:p text:style-name="P12"><text:s text:c="4"/>digitalWrite(LED_PIN, val);</text:p>
      <text:p text:style-name="P12"/>
      <text:p text:style-name="P12"><text:s text:c="2"/>client.flush();</text:p>
      <text:p text:style-name="P12"/>
      <text:p text:style-name="P12"><text:s text:c="2"/>// Prepare the response. Start with the common header:</text:p>
      <text:p text:style-name="P12"><text:s text:c="2"/>String s = "HTTP/1.1 200 OK\r\n";</text:p>
      <text:p text:style-name="P12"><text:soft-page-break/><text:s text:c="2"/>s += "Content-Type: text/html\r\n\r\n";</text:p>
      <text:p text:style-name="P12"><text:s text:c="2"/>s += "&lt;!DOCTYPE HTML&gt;\r\n&lt;html&gt;\r\n";</text:p>
      <text:p text:style-name="P12"><text:s text:c="2"/>// If we're setting the LED, print out a message saying we did</text:p>
      <text:p text:style-name="P12"><text:s text:c="2"/>if (val &gt;= 0)</text:p>
      <text:p text:style-name="P12"><text:s text:c="2"/>{</text:p>
      <text:p text:style-name="P12"><text:s text:c="4"/>s += "LED is now ";</text:p>
      <text:p text:style-name="P12"><text:s text:c="4"/>s += (val)?"on":"off";</text:p>
      <text:p text:style-name="P12"><text:s text:c="2"/>}</text:p>
      <text:p text:style-name="P12"><text:s text:c="2"/>else if (val == -2)</text:p>
      <text:p text:style-name="P12"><text:s text:c="2"/>{ // If we're reading pins, print out those values:</text:p>
      <text:p text:style-name="P12"><text:span text:style-name="T7">Edison + wifi module + node-red/edison</text:span> <text:s text:c="3"/>s += "Analog Pin = ";</text:p>
      <text:p text:style-name="P12"><text:s text:c="4"/>s += String(analogRead(ANALOG_PIN));</text:p>
      <text:p text:style-name="P12"><text:s text:c="4"/>s += "&lt;br&gt;"; // Go to the next line.</text:p>
      <text:p text:style-name="P12"><text:s text:c="4"/>s += "Digital Pin 12 = ";</text:p>
      <text:p text:style-name="P12"><text:s text:c="4"/>s += String(digitalRead(DIGITAL_PIN));</text:p>
      <text:p text:style-name="P12"><text:s text:c="2"/>} <text:s/>// <text:span text:style-name="T3">Add pin names and pin values to the string “s” in the similar way if more pins have been defined.</text:span></text:p>
      <text:p text:style-name="P12"><text:s text:c="2"/>else</text:p>
      <text:p text:style-name="P12"><text:s text:c="2"/>{</text:p>
      <text:p text:style-name="P12"><text:s text:c="4"/>s += "Invalid Request.&lt;br&gt; Try /led/1, /led/0, or /read.";</text:p>
      <text:p text:style-name="P12"><text:s text:c="2"/>}</text:p>
      <text:p text:style-name="P12"><text:s text:c="2"/>s += "&lt;/html&gt;\n";</text:p>
      <text:p text:style-name="P12"/>
      <text:p text:style-name="P12"><text:s text:c="2"/>// Send the response to the client</text:p>
      <text:p text:style-name="P12"><text:s text:c="2"/>client.print(s);</text:p>
      <text:p text:style-name="P12"><text:s text:c="2"/>delay(1);</text:p>
      <text:p text:style-name="P12"><text:s text:c="2"/>Serial.println("Client disonnected");</text:p>
      <text:p text:style-name="P12"/>
      <text:p text:style-name="P12"><text:s text:c="2"/>// The client will actually be disconnected </text:p>
      <text:p text:style-name="P12"><text:s text:c="2"/>// when the function returns and 'client' object is detroyed</text:p>
      <text:p text:style-name="P12">}</text:p>
      <text:p text:style-name="P12"/>
      <text:p text:style-name="P12">void connectWiFi()</text:p>
      <text:p text:style-name="P12">{</text:p>
      <text:p text:style-name="P12"><text:s text:c="2"/>byte ledStatus = LOW;</text:p>
      <text:p text:style-name="P12"/>
      <text:p text:style-name="P12"><text:s text:c="2"/>// Set WiFi mode to station (as opposed to AP or AP_STA)</text:p>
      <text:p text:style-name="P12"><text:s text:c="2"/>WiFi.mode(WIFI_STA);</text:p>
      <text:p text:style-name="P12"/>
      <text:p text:style-name="P12"><text:s text:c="2"/>// WiFI.begin([ssid], [passkey]) initiates a WiFI connection</text:p>
      <text:p text:style-name="P12"><text:s text:c="2"/>// to the stated [ssid], using the [passkey] as a WPA, WPA2,</text:p>
      <text:p text:style-name="P12"><text:s text:c="2"/>// or WEP passphrase.</text:p>
      <text:p text:style-name="P12"><text:s text:c="2"/>WiFi.begin(WiFiSSID, WiFiPSK);</text:p>
      <text:p text:style-name="P12"/>
      <text:p text:style-name="P12"><text:s text:c="2"/>// Use the WiFi.status() function to check if the ESP8266</text:p>
      <text:p text:style-name="P12"><text:s text:c="2"/>// is connected to a WiFi network.</text:p>
      <text:p text:style-name="P12"><text:soft-page-break/><text:s text:c="2"/>while (WiFi.status() != WL_CONNECTED)</text:p>
      <text:p text:style-name="P12"><text:s text:c="2"/>{</text:p>
      <text:p text:style-name="P12"><text:s text:c="4"/>// Blink the LED</text:p>
      <text:p text:style-name="P12"><text:s text:c="4"/>digitalWrite(LED_PIN, ledStatus); // Write LED high/low</text:p>
      <text:p text:style-name="P12"><text:s text:c="4"/>ledStatus = (ledStatus == HIGH) ? LOW : HIGH;</text:p>
      <text:p text:style-name="P12"/>
      <text:p text:style-name="P12"><text:s text:c="4"/>// Delays allow the ESP8266 to perform critical tasks</text:p>
      <text:p text:style-name="P12"><text:s text:c="4"/>// defined outside of the sketch. These tasks include</text:p>
      <text:p text:style-name="P12"><text:s text:c="4"/>// setting up, and maintaining, a WiFi connection.</text:p>
      <text:p text:style-name="P12"><text:s text:c="4"/>delay(100);</text:p>
      <text:p text:style-name="P12"><text:s text:c="4"/>// Potentially infinite loops are generally dangerous.</text:p>
      <text:p text:style-name="P12"><text:s text:c="4"/>// Add delays -- allowing the processor to perform other</text:p>
      <text:p text:style-name="P12"><text:s text:c="4"/>// tasks -- wherever possible.</text:p>
      <text:p text:style-name="P12"><text:s text:c="2"/>}</text:p>
      <text:p text:style-name="P12">}</text:p>
      <text:p text:style-name="P12"/>
      <text:p text:style-name="P12">void initHardware()</text:p>
      <text:p text:style-name="P12">{</text:p>
      <text:p text:style-name="P12"><text:s text:c="2"/>Serial.begin(115200);</text:p>
      <text:p text:style-name="P12"><text:s text:c="2"/>pinMode(DIGITAL_PIN, INPUT_PULLUP);</text:p>
      <text:p text:style-name="P12"><text:s text:c="2"/>pinMode(LED_PIN, OUTPUT);</text:p>
      <text:p text:style-name="P12"><text:s text:c="2"/>digitalWrite(LED_PIN, LOW);</text:p>
      <text:p text:style-name="P12"><text:s text:c="2"/>// Don't need to set ANALOG_PIN as input, </text:p>
      <text:p text:style-name="P12"><text:s text:c="2"/>// that's all it can be..</text:p>
      <text:p text:style-name="P12">}</text:p>
      <text:p text:style-name="P7"/>
      <text:p text:style-name="P7"><text:span text:style-name="T5">3. Validation -</text:span> </text:p>
      <text:p text:style-name="P7"/>
      <text:list xml:id="list6393054574060412125" text:style-name="L3">
        <text:list-item>
          <text:p text:style-name="P19">The LED on the wifi module shoud blin<text:span text:style-name="T8">k</text:span> for a few seconds and should then stop blinking and glow constantly. This shows that the module is now connected to the network.</text:p>
        </text:list-item>
        <text:list-item>
          <text:p text:style-name="P19">Connect your device <text:span text:style-name="T8">(</text:span>which will request for the pin values from the module<text:span text:style-name="T8">)</text:span> to the same network as the module.</text:p>
        </text:list-item>
        <text:list-item>
          <text:p text:style-name="P19">Now, run ipscanner to identify the IP of the wifi module on the network. </text:p>
          <text:p text:style-name="P20"/>
          <text:p text:style-name="P20">// <text:span text:style-name="T8">On windows use Adavanced IP scanner</text:span></text:p>
          <text:p text:style-name="P18"><text:span text:style-name="T11">// On linux : </text:span><text:span text:style-name="Source_20_Text"><text:span text:style-name="T12">sudo arp-scan --interface=eth0 –localnet , </text:span></text:span><text:span text:style-name="Source_20_Text"><text:span text:style-name="T13">wher eth0 is your device.</text:span></text:span></text:p>
          <text:p text:style-name="P20"/>
        </text:list-item>
        <text:list-item>
          <text:p text:style-name="P19">Open up a browser in the device and go to the following url : IP/read (IP is the ip address of the wifi module)</text:p>
        </text:list-item>
        <text:list-item>
          <text:p text:style-name="P19">The pin values of the module would be displayed.</text:p>
        </text:list-item>
        <text:list-item>
          <text:p text:style-name="P21">Parse the pin values for further use.</text:p>
        </text:list-item>
      </text:list>
      <text:list xml:id="list154357184039303" text:continue-list="list1488996133367256952" text:style-name="L1">
        <text:list-header>
          <text:p text:style-name="P1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 officeooo:rsid="0009cc34" officeooo:paragraph-rsid="0009cc34"/>
    </style:style>
    <style:style style:name="MP2" style:family="paragraph" style:parent-style-name="Footer">
      <style:text-properties officeooo:rsid="000ae7cf" officeooo:paragraph-rsid="000ae7cf"/>
    </style:style>
    <style:style style:name="MP3" style:family="paragraph" style:parent-style-name="Footer">
      <style:text-properties fo:color="#808080" officeooo:rsid="000ae7cf" officeooo:paragraph-rsid="000ae7c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/>Documentation</text:p>
      </style:header>
      <style:footer>
        <text:p text:style-name="MP2"/>
        <text:p text:style-name="MP2"/>
        <text:p text:style-name="MP3">- Siddhartha Aror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1:15:49.492017786</meta:creation-date>
    <dc:date>2015-07-25T15:43:56.794528592</dc:date>
    <meta:editing-duration>PT1M14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4" meta:paragraph-count="141" meta:word-count="931" meta:character-count="5427" meta:non-whitespace-character-count="4403"/>
  </office:meta>
</office:document-meta>
</file>